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fo:min-height="13.609cm"/>
    </style:style>
    <style:style style:name="pr7" style:family="presentation" style:parent-style-name="Android-outline1">
      <style:graphic-properties draw:auto-grow-height="true" fo:min-height="13.859cm"/>
    </style:style>
    <style:style style:name="pr8" style:family="presentation" style:parent-style-name="Android-title">
      <style:graphic-properties fo:min-height="3.256cm"/>
    </style:style>
    <style:style style:name="pr9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text-properties fo:font-size="20pt"/>
    </style:style>
    <style:style style:name="P10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rbel" style:font-family-generic="swiss" style:font-pitch="variabl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family="Consolas" style:font-family-generic="swiss" style:font-pitch="fixed"/>
    </style:style>
    <style:style style:name="T5" style:family="text">
      <style:text-properties style:use-window-font-color="true" fo:font-family="Consolas" style:font-family-generic="swiss" style:font-pitch="variable" fo:font-size="28pt" style:font-size-asian="28pt" style:font-size-complex="28pt"/>
    </style:style>
    <style:style style:name="T6" style:family="text">
      <style:text-properties style:use-window-font-color="true" fo:font-family="Consolas" style:font-family-generic="swiss" style:font-pitch="variable" fo:font-size="26pt" style:font-size-asian="26pt" style:font-size-complex="26pt"/>
    </style:style>
    <style:style style:name="T7" style:family="text">
      <style:text-properties style:use-window-font-color="true" fo:font-family="Abscissa" style:font-family-generic="swiss" style:font-pitch="variable"/>
    </style:style>
    <style:style style:name="T8" style:family="text">
      <style:text-properties style:use-window-font-color="true" fo:font-family="Consolas" style:font-pitch="fixe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style:use-window-font-color="true" fo:font-family="Consolas" style:font-pitch="fixed" fo:font-size="28pt" style:font-size-asian="28pt" style:font-size-complex="28pt"/>
    </style:style>
    <style:style style:name="T11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larmManager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he Everlasting Servic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art a service at boot time</text:span></text:p>
              </text:list-item>
              <text:list-item>
                <text:p text:style-name="P4"><text:span text:style-name="T2">Have it try to run forever</text:span></text:p>
              </text:list-item>
              <text:list-item>
                <text:p text:style-name="P4"><text:span text:style-name="T2">Examples</text:span></text:p>
                <text:list>
                  <text:list-item>
                    <text:p text:style-name="P5"><text:span text:style-name="T2">VOIP client with open socket (OK)</text:span></text:p>
                  </text:list-item>
                  <text:list-item>
                    <text:p text:style-name="P5"><text:span text:style-name="T2">Timer-based polling (ba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User's Goal: A Working Device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Metrics</text:span></text:p>
                <text:list>
                  <text:list-item>
                    <text:p text:style-name="P5"><text:span text:style-name="T3">Battery life</text:span></text:p>
                  </text:list-item>
                  <text:list-item>
                    <text:p text:style-name="P5"><text:span text:style-name="T3">CPU availability (e.g., stutters in games)</text:span></text:p>
                  </text:list-item>
                  <text:list-item>
                    <text:p text:style-name="P5"><text:span text:style-name="T3">Available memory</text:span></text:p>
                  </text:list-item>
                </text:list>
              </text:list-item>
              <text:list-item>
                <text:p text:style-name="P5"><text:span text:style-name="T3">Tools</text:span></text:p>
                <text:list>
                  <text:list-item>
                    <text:p text:style-name="P5"><text:span text:style-name="T3">Settings &gt; Applications &gt; Services</text:span></text:p>
                  </text:list-item>
                  <text:list-item>
                    <text:p text:style-name="P5"><text:span text:style-name="T3">“</text:span><text:span text:style-name="T3">Task killers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our Goal: Make User Happy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Keep services out of memory except when needed</text:span></text:p>
                <text:list>
                  <text:list-item>
                    <text:p text:style-name="P5"><text:span text:style-name="T3">Consumes no battery, CPU, RAM</text:span></text:p>
                  </text:list-item>
                  <text:list-item>
                    <text:p text:style-name="P5"><text:span text:style-name="T3">Makes it not be a target for disgruntled users</text:span></text:p>
                  </text:list-item>
                </text:list>
              </text:list-item>
              <text:list-item>
                <text:p text:style-name="P5"><text:span text:style-name="T3">Justify everlasting services</text:span></text:p>
                <text:list>
                  <text:list-item>
                    <text:p text:style-name="P5"><text:span text:style-name="T3">Minimize CPU footprint (e.g., block on socket)</text:span></text:p>
                  </text:list-item>
                  <text:list-item>
                    <text:p text:style-name="P5"><text:span text:style-name="T3">Ensure user understands why it is the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larmManager: Basic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ron-Style Scheduled Actions</text:span></text:p>
                <text:list>
                  <text:list-item>
                    <text:p text:style-name="P4"><text:span text:style-name="T2">You specify the initial time and period</text:span></text:p>
                  </text:list-item>
                  <text:list-item>
                    <text:p text:style-name="P4"><text:span text:style-name="T2">You specify an PendingIntent to be executed on the specified period via </text:span><text:span text:style-name="T4">setRepeating()</text:span></text:p>
                  </text:list-item>
                  <text:list-item>
                    <text:p text:style-name="P4"><text:span text:style-name="T2">Can also do one-shot alarms (versus recurring) via </text:span><text:span text:style-name="T4">set()</text:span></text:p>
                  </text:list-item>
                  <text:list-item>
                    <text:p text:style-name="P4"><text:span text:style-name="T2">“</text:span><text:span text:style-name="T2">Fuzzy” scheduling via </text:span><text:span text:style-name="T4">setInexactRepeating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Basic AlarmManager Pattern</text:p>
          </draw:text-box>
        </draw:frame>
        <draw:frame presentation:style-name="pr6" draw:text-style-name="P5" draw:layer="layout" svg:width="25.199cm" svg:height="13.7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mplement an IntentService, override </text:span><text:span text:style-name="T5">onHandleIntent()</text:span></text:p>
                <text:list>
                  <text:list-item>
                    <text:p text:style-name="P5"><text:span text:style-name="T3">Executed on background thread</text:span></text:p>
                  </text:list-item>
                  <text:list-item>
                    <text:p text:style-name="P5"><text:span text:style-name="T3">Other commands queued as needed</text:span></text:p>
                  </text:list-item>
                  <text:list-item>
                    <text:p text:style-name="P5"><text:span text:style-name="T3">Automatically shuts down when no more work</text:span></text:p>
                  </text:list-item>
                </text:list>
              </text:list-item>
              <text:list-item>
                <text:p text:style-name="P5"><text:span text:style-name="T3">Get AlarmManager via </text:span><text:span text:style-name="T5">getSystemService()</text:span></text:p>
              </text:list-item>
              <text:list-item>
                <text:p text:style-name="P5"><text:span text:style-name="T3">Call </text:span><text:span text:style-name="T6">setRepeating()</text:span><text:span text:style-name="T7"> </text:span><text:span text:style-name="T3">with </text:span><text:span text:style-name="T6">getService()</text:span><text:span text:style-name="T3"> PendingIntent to invoke the IntentService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larmManager and Boot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eboot Wipes Alarms</text:span></text:p>
                <text:list>
                  <text:list-item>
                    <text:p text:style-name="P4"><text:span text:style-name="T2">Unlike cron, which picks up scheduled tasks after a reboot</text:span></text:p>
                  </text:list-item>
                </text:list>
              </text:list-item>
              <text:list-item>
                <text:p text:style-name="P4"><text:span text:style-name="T2">When to Schedule Alarms</text:span></text:p>
                <text:list>
                  <text:list-item>
                    <text:p text:style-name="P4"><text:span text:style-name="T2">On run of your app</text:span></text:p>
                    <text:list>
                      <text:list-item>
                        <text:p text:style-name="P5"><text:span text:style-name="T2">Handles first run</text:span></text:p>
                      </text:list-item>
                      <text:list-item>
                        <text:p text:style-name="P5"><text:span text:style-name="T2">Handles force-stop, upgrades, etc.</text:span></text:p>
                      </text:list-item>
                    </text:list>
                  </text:list-item>
                  <text:list-item>
                    <text:p text:style-name="P4"><text:span text:style-name="T2">On boo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leep Mode</text:p>
          </draw:text-box>
        </draw:frame>
        <draw:frame presentation:style-name="pr9" draw:text-style-name="P8" draw:layer="layout" svg:width="25.199cm" svg:height="15.143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Scenario: Doing Periodic Work With Phone Asleep</text:span></text:p>
                <text:list>
                  <text:list-item>
                    <text:p text:style-name="P4"><text:span text:style-name="T3">Polling for new messages, RSS feed updates, etc.</text:span></text:p>
                  </text:list-item>
                  <text:list-item>
                    <text:p text:style-name="P4"><text:span text:style-name="T3">Nightly backup of data to “the cloud”</text:span></text:p>
                  </text:list-item>
                </text:list>
              </text:list-item>
              <text:list-item>
                <text:p text:style-name="P4"><text:span text:style-name="T3">Problem: Alarms Don't Keep You Awake</text:span></text:p>
                <text:list>
                  <text:list-item>
                    <text:p text:style-name="P4"><text:span text:style-name="T3">Guaranteed to be awake for </text:span><text:span text:style-name="T6">onReceive()</text:span><text:span text:style-name="T3"> of BroadcastReceiver</text:span></text:p>
                  </text:list-item>
                  <text:list-item>
                    <text:p text:style-name="P4"><text:span text:style-name="T3">If you need more than a second or two,</text:span><text:span text:style-name="T3"><text:line-break/></text:span><text:span text:style-name="T3">problems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WakefulIntentService Pattern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mplement a WakefulIntentService, override </text:span><text:span text:style-name="T5">doWakefulWork()</text:span></text:p>
                <text:list>
                  <text:list-item>
                    <text:p text:style-name="P5"><text:span text:style-name="T3">Same semantics as IntentService, but CPU stays awake while work to be done</text:span></text:p>
                  </text:list-item>
                </text:list>
              </text:list-item>
              <text:list-item>
                <text:p text:style-name="P5"><text:span text:style-name="T3">Implement BroadcastReceiver that calls </text:span><text:span text:style-name="T5">sendWakefulWork()</text:span><text:span text:style-name="T3"> on WakefulIntentService</text:span></text:p>
              </text:list-item>
              <text:list-item>
                <text:p text:style-name="P5"><text:span text:style-name="T3">Schedule alarm with </text:span><text:span text:style-name="T5">getBroadcast()</text:span><text:span text:style-name="T3"><text:line-break/></text:span><text:span text:style-name="T3">PendingIntent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akeLocks</text:p>
          </draw:text-box>
        </draw:frame>
        <draw:frame presentation:style-name="pr9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WakeLocks: Way To Stay Awake</text:span></text:p>
                <text:list>
                  <text:list-item>
                    <text:p text:style-name="P4"><text:span text:style-name="T3">Obtained from PowerManager</text:span></text:p>
                  </text:list-item>
                  <text:list-item>
                    <text:p text:style-name="P4"><text:span text:style-name="T3">Use </text:span><text:span text:style-name="T8">acquire()</text:span><text:span text:style-name="T3"> and </text:span><text:span text:style-name="T8">release()</text:span><text:span text:style-name="T3"> -- you should be awake between those calls</text:span></text:p>
                  </text:list-item>
                  <text:list-item>
                    <text:p text:style-name="P4"><text:span text:style-name="T3">Challenges</text:span></text:p>
                    <text:list>
                      <text:list-item>
                        <text:p text:style-name="P4"><text:span text:style-name="T3">Spanning components (BroadcastReceiver to Service)</text:span></text:p>
                      </text:list-item>
                      <text:list-item>
                        <text:p text:style-name="P4"><text:span text:style-name="T3">Ensuring released as soon as possible</text:span></text:p>
                        <text:list>
                          <text:list-item>
                            <text:p text:style-name="P4"><text:span text:style-name="T3">Otherwise, battery dr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akeLocks</text:p>
          </draw:text-box>
        </draw:frame>
        <draw:frame presentation:style-name="pr9" draw:text-style-name="P8" draw:layer="layout" svg:width="25.199cm" svg:height="13.711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Handoff Pattern: Overlapping WakeLocks</text:span></text:p>
                <text:list>
                  <text:list-item>
                    <text:p text:style-name="P4"><text:span text:style-name="T9">AlarmManager holds WakeLock during </text:span><text:span text:style-name="T10">onReceive()</text:span><text:span text:style-name="T9"> call</text:span></text:p>
                  </text:list-item>
                  <text:list-item>
                    <text:p text:style-name="P4"><text:span text:style-name="T9">You, in </text:span><text:span text:style-name="T10">onReceive()</text:span><text:span text:style-name="T9">, </text:span><text:span text:style-name="T10">acquire()</text:span><text:span text:style-name="T9"> your own WakeLock</text:span></text:p>
                  </text:list-item>
                  <text:list-item>
                    <text:p text:style-name="P4"><text:span text:style-name="T9">You start your service and exit </text:span><text:span text:style-name="T10">onReceive()</text:span></text:p>
                  </text:list-item>
                  <text:list-item>
                    <text:p text:style-name="P4"><text:span text:style-name="T9">AlarmManager releases lock...but you have yours</text:span></text:p>
                  </text:list-item>
                  <text:list-item>
                    <text:p text:style-name="P4"><text:span text:style-name="T9">Service does work in background thread</text:span></text:p>
                  </text:list-item>
                  <text:list-item>
                    <text:p text:style-name="P4"><text:span text:style-name="T9">Service releases WakeLock when no</text:span><text:span text:style-name="T9"><text:line-break/></text:span><text:span text:style-name="T9">current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blem: Listeners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Listeners Are Asynchronous</text:span></text:p>
                <text:list>
                  <text:list-item>
                    <text:p text:style-name="P5"><text:span text:style-name="T3">IntentService shuts down when last </text:span><text:span text:style-name="T8">onHandleIntent()</text:span><text:span text:style-name="T3"> called</text:span></text:p>
                  </text:list-item>
                </text:list>
              </text:list-item>
              <text:list-item>
                <text:p text:style-name="P5"><text:span text:style-name="T3">Solution: regular Service, not IntentService</text:span></text:p>
                <text:list>
                  <text:list-item>
                    <text:p text:style-name="P5"><text:span text:style-name="T3">In </text:span><text:span text:style-name="T11">onStartCommand()</text:span><text:span text:style-name="T3">, acquire WakeLock and register listeners</text:span></text:p>
                  </text:list-item>
                  <text:list-item>
                    <text:p text:style-name="P5"><text:span text:style-name="T3">When listeners trigger, unregister, release WakeLock and call </text:span><text:span text:style-name="T11">stopSelf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43:00</dc:date>
    <meta:printed-by>Mark Murphy</meta:printed-by>
    <meta:print-date>2011-08-18T18:42:59</meta:print-date>
    <dc:language>en-US</dc:language>
    <meta:editing-cycles>97</meta:editing-cycles>
    <meta:editing-duration>PT7H45M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